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45mm"/>
    </style:style>
    <style:style style:name="co2" style:family="table-column">
      <style:table-column-properties fo:break-before="auto" style:column-width="12.96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18.96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1.42mm"/>
    </style:style>
    <style:style style:name="co7" style:family="table-column">
      <style:table-column-properties fo:break-before="auto" style:column-width="16.7mm"/>
    </style:style>
    <style:style style:name="co8" style:family="table-column">
      <style:table-column-properties fo:break-before="auto" style:column-width="182.42mm"/>
    </style:style>
    <style:style style:name="co9" style:family="table-column">
      <style:table-column-properties fo:break-before="auto" style:column-width="135.2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aaad"/>
    </style:style>
    <style:style style:name="ce3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differentiation_output_post.PBStop_ge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3" table:default-cell-style-name="ce3"/>
        <table:table-row table:style-name="ro1"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chrom</text:p>
          </table:table-cell>
          <table:table-cell table:style-name="Default" office:value-type="string" calcext:value-type="string">
            <text:p>window</text:p>
          </table:table-cell>
          <table:table-cell table:style-name="Default" office:value-type="string" calcext:value-type="string">
            <text:p>start_g</text:p>
          </table:table-cell>
          <table:table-cell table:style-name="Default" office:value-type="string" calcext:value-type="string">
            <text:p>end_g</text:p>
          </table:table-cell>
          <table:table-cell table:style-name="Default" office:value-type="string" calcext:value-type="string">
            <text:p>pbs</text:p>
          </table:table-cell>
          <table:table-cell table:style-name="Default" office:value-type="string" calcext:value-type="string">
            <text:p>FDR</text:p>
          </table:table-cell>
          <table:table-cell table:style-name="Default" office:value-type="string" calcext:value-type="string">
            <text:p>fst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omain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string" calcext:value-type="string">
            <text:p>AGAP001358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12832" calcext:value-type="float">
            <text:p>3512832</text:p>
          </table:table-cell>
          <table:table-cell table:style-name="ce1" office:value-type="float" office:value="3567719" calcext:value-type="float">
            <text:p>3567719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zf-RING_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1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68118" calcext:value-type="float">
            <text:p>3568118</text:p>
          </table:table-cell>
          <table:table-cell table:style-name="ce1" office:value-type="float" office:value="3571356" calcext:value-type="float">
            <text:p>3571356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WD repeat-containing protein [Source:VB Community Annotation]</text:p>
          </table:table-cell>
          <table:table-cell table:style-name="ce1" office:value-type="string" calcext:value-type="string">
            <text:p>WD40,DUF3337,WD40,WD40,WD40,WD4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2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71835" calcext:value-type="float">
            <text:p>3571835</text:p>
          </table:table-cell>
          <table:table-cell table:style-name="ce1" office:value-type="float" office:value="3577510" calcext:value-type="float">
            <text:p>3577510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lyadenylation factor subunit 2 [Source:VB Community Annotation]</text:p>
          </table:table-cell>
          <table:table-cell table:style-name="ce1" office:value-type="string" calcext:value-type="string">
            <text:p>WD40,WD40,WD40,WD40,WD40,WD4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3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78169" calcext:value-type="float">
            <text:p>3578169</text:p>
          </table:table-cell>
          <table:table-cell table:style-name="ce1" office:value-type="float" office:value="3580460" calcext:value-type="float">
            <text:p>3580460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hesin loading complex subunit SCC4 homolog [Source:VB Community Annotation]</text:p>
          </table:table-cell>
          <table:table-cell table:style-name="ce1" office:value-type="string" calcext:value-type="string">
            <text:p>Cohesin_loa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4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0984" calcext:value-type="float">
            <text:p>3580984</text:p>
          </table:table-cell>
          <table:table-cell table:style-name="ce1" office:value-type="float" office:value="3581797" calcext:value-type="float">
            <text:p>3581797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Ubiquitin-fold modifier 1 [Source:UniProtKB/Swiss-Prot;Acc:Q7PXE2]</text:p>
          </table:table-cell>
          <table:table-cell table:style-name="ce1" office:value-type="string" calcext:value-type="string">
            <text:p>Ufm1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5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1705" calcext:value-type="float">
            <text:p>3581705</text:p>
          </table:table-cell>
          <table:table-cell table:style-name="ce1" office:value-type="float" office:value="3584603" calcext:value-type="float">
            <text:p>3584603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D_N,GD_N,Trypsin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6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4942" calcext:value-type="float">
            <text:p>3584942</text:p>
          </table:table-cell>
          <table:table-cell table:style-name="ce1" office:value-type="float" office:value="3587147" calcext:value-type="float">
            <text:p>3587147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D_N,Trypsin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7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90764" calcext:value-type="float">
            <text:p>3590764</text:p>
          </table:table-cell>
          <table:table-cell table:style-name="ce1" office:value-type="float" office:value="3632244" calcext:value-type="float">
            <text:p>3632244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ta-1,3-glucuronyltransferase [Source:VB Community Annotation]</text:p>
          </table:table-cell>
          <table:table-cell table:style-name="ce1" office:value-type="string" calcext:value-type="string">
            <text:p>Glyco_transf_4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8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634518" calcext:value-type="float">
            <text:p>3634518</text:p>
          </table:table-cell>
          <table:table-cell table:style-name="ce1" office:value-type="float" office:value="3645862" calcext:value-type="float">
            <text:p>3645862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DDE_Tnp_4,DDE_Tnp_4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1" office:value-type="float" office:value="0.0000000000000567645264644869" calcext:value-type="float">
            <text:p>5.67645264644869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652270" calcext:value-type="float">
            <text:p>3652270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706582288009126" calcext:value-type="float">
            <text:p>0.070658228800913</text:p>
          </table:table-cell>
          <table:table-cell table:style-name="ce1" office:value-type="float" office:value="2.92450498185518E-020" calcext:value-type="float">
            <text:p>2.92450498185518E-20</text:p>
          </table:table-cell>
          <table:table-cell table:style-name="ce1" office:value-type="float" office:value="0.0308196295012133" calcext:value-type="float">
            <text:p>0.0308196295012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668002" calcext:value-type="float">
            <text:p>3668002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584657536135499" calcext:value-type="float">
            <text:p>0.05846575361355</text:p>
          </table:table-cell>
          <table:table-cell table:style-name="ce1" office:value-type="float" office:value="0.000000000000132264278715523" calcext:value-type="float">
            <text:p>1.32264278715523E-13</text:p>
          </table:table-cell>
          <table:table-cell table:style-name="ce1" office:value-type="float" office:value="0.0231557581154663" calcext:value-type="float">
            <text:p>0.023155758115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685311" calcext:value-type="float">
            <text:p>3685311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530579092214792" calcext:value-type="float">
            <text:p>0.053057909221479</text:p>
          </table:table-cell>
          <table:table-cell table:style-name="ce1" office:value-type="float" office:value="0.000000000049647642874136" calcext:value-type="float">
            <text:p>4.9647642874136E-11</text:p>
          </table:table-cell>
          <table:table-cell table:style-name="ce1" office:value-type="float" office:value="0.0176762766108582" calcext:value-type="float">
            <text:p>0.0176762766108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720628" calcext:value-type="float">
            <text:p>3720628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500700594801556" calcext:value-type="float">
            <text:p>0.050070059480156</text:p>
          </table:table-cell>
          <table:table-cell table:style-name="ce1" office:value-type="float" office:value="0.000000000923615195349333" calcext:value-type="float">
            <text:p>9.23615195349333E-10</text:p>
          </table:table-cell>
          <table:table-cell table:style-name="ce1" office:value-type="float" office:value="0.0166357049764756" calcext:value-type="float">
            <text:p>0.0166357049764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AGAP010545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6028612" calcext:value-type="float">
            <text:p>6028612</text:p>
          </table:table-cell>
          <table:table-cell table:style-name="ce2" office:value-type="float" office:value="6057526" calcext:value-type="float">
            <text:p>6057526</text:p>
          </table:table-cell>
          <table:table-cell table:style-name="ce2" office:value-type="float" office:value="6061056" calcext:value-type="float">
            <text:p>6061056</text:p>
          </table:table-cell>
          <table:table-cell table:style-name="ce2" office:value-type="float" office:value="0.0296483190168369" calcext:value-type="float">
            <text:p>0.029648319016837</text:p>
          </table:table-cell>
          <table:table-cell table:style-name="ce2" office:value-type="float" office:value="0.0000907440356480668" calcext:value-type="float">
            <text:p>9.07440356480668E-05</text:p>
          </table:table-cell>
          <table:table-cell table:style-name="ce2" office:value-type="float" office:value="0.0055591165472721" calcext:value-type="float">
            <text:p>0.00555911654727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Trypsin,Trypsin,Tryps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28728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6028612" calcext:value-type="float">
            <text:p>6028612</text:p>
          </table:table-cell>
          <table:table-cell table:style-name="ce2" office:value-type="float" office:value="6061444" calcext:value-type="float">
            <text:p>6061444</text:p>
          </table:table-cell>
          <table:table-cell table:style-name="ce2" office:value-type="float" office:value="6065487" calcext:value-type="float">
            <text:p>6065487</text:p>
          </table:table-cell>
          <table:table-cell table:style-name="ce2" office:value-type="float" office:value="0.0296483190168369" calcext:value-type="float">
            <text:p>0.029648319016837</text:p>
          </table:table-cell>
          <table:table-cell table:style-name="ce2" office:value-type="float" office:value="0.0000907440356480668" calcext:value-type="float">
            <text:p>9.07440356480668E-05</text:p>
          </table:table-cell>
          <table:table-cell table:style-name="ce2" office:value-type="float" office:value="0.0055591165472721" calcext:value-type="float">
            <text:p>0.005559116547272</text:p>
          </table:table-cell>
          <table:table-cell table:style-name="ce2" office:value-type="string" calcext:value-type="string">
            <text:p>CLIPE5</text:p>
          </table:table-cell>
          <table:table-cell table:style-name="ce2" office:value-type="string" calcext:value-type="string">
            <text:p>CLIP-domain serine protease [Source:VB Community Annotation]</text:p>
          </table:table-cell>
          <table:table-cell table:style-name="ce2" office:value-type="string" calcext:value-type="string">
            <text:p>Trypsin,Tryps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10655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8047641" calcext:value-type="float">
            <text:p>8047641</text:p>
          </table:table-cell>
          <table:table-cell table:style-name="ce2" office:value-type="float" office:value="8052264" calcext:value-type="float">
            <text:p>8052264</text:p>
          </table:table-cell>
          <table:table-cell table:style-name="ce2" office:value-type="float" office:value="8083377" calcext:value-type="float">
            <text:p>8083377</text:p>
          </table:table-cell>
          <table:table-cell table:style-name="ce2" office:value-type="float" office:value="0.0325649027233886" calcext:value-type="float">
            <text:p>0.032564902723389</text:p>
          </table:table-cell>
          <table:table-cell table:style-name="ce2" office:value-type="float" office:value="0.00000584662866813768" calcext:value-type="float">
            <text:p>5.84662866813768E-06</text:p>
          </table:table-cell>
          <table:table-cell table:style-name="ce2" office:value-type="float" office:value="0.0137711701102411" calcext:value-type="float">
            <text:p>0.01377117011024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ACT_coil_coil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AGAP011972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02128" calcext:value-type="float">
            <text:p>35702128</text:p>
          </table:table-cell>
          <table:table-cell office:value-type="float" office:value="35705181" calcext:value-type="float">
            <text:p>35705181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oxide hydrolase [Source:VB Community Annotation]</text:p>
          </table:table-cell>
          <table:table-cell office:value-type="string" calcext:value-type="string">
            <text:p>Abhydrolase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11973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13447" calcext:value-type="float">
            <text:p>35713447</text:p>
          </table:table-cell>
          <table:table-cell office:value-type="float" office:value="35714541" calcext:value-type="float">
            <text:p>35714541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NA-directed RNA polymerase III subunit RPC6 [Source:VB Community Annotation]</text:p>
          </table:table-cell>
          <table:table-cell office:value-type="string" calcext:value-type="string">
            <text:p>RNA_pol_Rpc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11974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14877" calcext:value-type="float">
            <text:p>35714877</text:p>
          </table:table-cell>
          <table:table-cell office:value-type="float" office:value="35717719" calcext:value-type="float">
            <text:p>35717719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office:value-type="string" calcext:value-type="string">
            <text:p>SCRC1</text:p>
          </table:table-cell>
          <table:table-cell office:value-type="string" calcext:value-type="string">
            <text:p>Class C Scavenger Receptor (Sushi/SCR/CCP and Somatomedin B domains). [Source:VB Community Annotation]</text:p>
          </table:table-cell>
          <table:table-cell office:value-type="string" calcext:value-type="string">
            <text:p>Somatomedin_B,Sushi,MA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11975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17978" calcext:value-type="float">
            <text:p>35717978</text:p>
          </table:table-cell>
          <table:table-cell office:value-type="float" office:value="35720109" calcext:value-type="float">
            <text:p>35720109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fm1-specific protease 2 [Source:VB Community Annotation]</text:p>
          </table:table-cell>
          <table:table-cell office:value-type="string" calcext:value-type="string">
            <text:p>Peptidase_C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28030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06915" calcext:value-type="float">
            <text:p>35706915</text:p>
          </table:table-cell>
          <table:table-cell office:value-type="float" office:value="35711898" calcext:value-type="float">
            <text:p>35711898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MEM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28193</text:p>
          </table:table-cell>
          <table:table-cell office:value-type="string" calcext:value-type="string">
            <text:p>3L</text:p>
          </table:table-cell>
          <table:table-cell office:value-type="float" office:value="35702946" calcext:value-type="float">
            <text:p>35702946</text:p>
          </table:table-cell>
          <table:table-cell office:value-type="float" office:value="35722320" calcext:value-type="float">
            <text:p>35722320</text:p>
          </table:table-cell>
          <table:table-cell office:value-type="float" office:value="35724163" calcext:value-type="float">
            <text:p>35724163</text:p>
          </table:table-cell>
          <table:table-cell office:value-type="float" office:value="0.105259604895858" calcext:value-type="float">
            <text:p>0.105259604895858</text:p>
          </table:table-cell>
          <table:table-cell office:value-type="float" office:value="1.56141628875345E-074" calcext:value-type="float">
            <text:p>1.56141628875345E-74</text:p>
          </table:table-cell>
          <table:table-cell office:value-type="float" office:value="0.0475384879330936" calcext:value-type="float">
            <text:p>0.04753848793309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BM_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11976</text:p>
          </table:table-cell>
          <table:table-cell office:value-type="string" calcext:value-type="string">
            <text:p>3L</text:p>
          </table:table-cell>
          <table:table-cell office:value-type="float" office:value="35726230" calcext:value-type="float">
            <text:p>35726230</text:p>
          </table:table-cell>
          <table:table-cell office:value-type="float" office:value="35726987" calcext:value-type="float">
            <text:p>35726987</text:p>
          </table:table-cell>
          <table:table-cell office:value-type="float" office:value="35728695" calcext:value-type="float">
            <text:p>35728695</text:p>
          </table:table-cell>
          <table:table-cell office:value-type="float" office:value="0.0463615931066155" calcext:value-type="float">
            <text:p>0.046361593106616</text:p>
          </table:table-cell>
          <table:table-cell office:value-type="float" office:value="0.000000000000301154711504851" calcext:value-type="float">
            <text:p>3.01154711504851E-13</text:p>
          </table:table-cell>
          <table:table-cell office:value-type="float" office:value="0.0162258907717107" calcext:value-type="float">
            <text:p>0.0162258907717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BM_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11977</text:p>
          </table:table-cell>
          <table:table-cell office:value-type="string" calcext:value-type="string">
            <text:p>3L</text:p>
          </table:table-cell>
          <table:table-cell office:value-type="float" office:value="35726230" calcext:value-type="float">
            <text:p>35726230</text:p>
          </table:table-cell>
          <table:table-cell office:value-type="float" office:value="35732988" calcext:value-type="float">
            <text:p>35732988</text:p>
          </table:table-cell>
          <table:table-cell office:value-type="float" office:value="35734762" calcext:value-type="float">
            <text:p>35734762</text:p>
          </table:table-cell>
          <table:table-cell office:value-type="float" office:value="0.0463615931066155" calcext:value-type="float">
            <text:p>0.046361593106616</text:p>
          </table:table-cell>
          <table:table-cell office:value-type="float" office:value="0.000000000000301154711504851" calcext:value-type="float">
            <text:p>3.01154711504851E-13</text:p>
          </table:table-cell>
          <table:table-cell office:value-type="float" office:value="0.0162258907717107" calcext:value-type="float">
            <text:p>0.0162258907717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lyco_hydro_1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AP028730</text:p>
          </table:table-cell>
          <table:table-cell table:style-name="ce2" office:value-type="string" calcext:value-type="string">
            <text:p>3R</text:p>
          </table:table-cell>
          <table:table-cell table:style-name="ce2" office:value-type="float" office:value="45671427" calcext:value-type="float">
            <text:p>45671427</text:p>
          </table:table-cell>
          <table:table-cell table:style-name="ce2" office:value-type="float" office:value="45662071" calcext:value-type="float">
            <text:p>45662071</text:p>
          </table:table-cell>
          <table:table-cell table:style-name="ce2" office:value-type="float" office:value="45712735" calcext:value-type="float">
            <text:p>45712735</text:p>
          </table:table-cell>
          <table:table-cell table:style-name="ce2" office:value-type="float" office:value="0.0259892694217987" calcext:value-type="float">
            <text:p>0.025989269421799</text:p>
          </table:table-cell>
          <table:table-cell table:style-name="ce2" office:value-type="float" office:value="0.000103531675177856" calcext:value-type="float">
            <text:p>0.000103531675178</text:p>
          </table:table-cell>
          <table:table-cell table:style-name="ce2" office:value-type="float" office:value="0.00943195623193793" calcext:value-type="float">
            <text:p>0.00943195623193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nkyrin [Source:VB Community Annotation]</text:p>
          </table:table-cell>
          <table:table-cell table:style-name="ce2" office:value-type="string" calcext:value-type="string">
            <text:p>Ank_2,Ank_2,Ank_2,Ank,Ank_4,Death,Ank,Ank_2,ZU5,Ank_2,Ank_2,Ank_2,ZU5,Ank_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10095</text:p>
          </table:table-cell>
          <table:table-cell table:style-name="ce2" office:value-type="string" calcext:value-type="string">
            <text:p>3R</text:p>
          </table:table-cell>
          <table:table-cell table:style-name="ce2" office:value-type="float" office:value="49020458" calcext:value-type="float">
            <text:p>49020458</text:p>
          </table:table-cell>
          <table:table-cell table:style-name="ce2" office:value-type="float" office:value="49072001" calcext:value-type="float">
            <text:p>49072001</text:p>
          </table:table-cell>
          <table:table-cell table:style-name="ce2" office:value-type="float" office:value="49072921" calcext:value-type="float">
            <text:p>49072921</text:p>
          </table:table-cell>
          <table:table-cell table:style-name="ce2" office:value-type="float" office:value="0.027958562636032" calcext:value-type="float">
            <text:p>0.027958562636032</text:p>
          </table:table-cell>
          <table:table-cell table:style-name="ce2" office:value-type="float" office:value="0.0000123907662802486" calcext:value-type="float">
            <text:p>1.23907662802486E-05</text:p>
          </table:table-cell>
          <table:table-cell table:style-name="ce2" office:value-type="float" office:value="0.00464605327911703" calcext:value-type="float">
            <text:p>0.004646053279117</text:p>
          </table:table-cell>
          <table:table-cell table:style-name="ce2" office:value-type="string" calcext:value-type="string">
            <text:p>CPR82</text:p>
          </table:table-cell>
          <table:table-cell table:style-name="ce2" office:value-type="string" calcext:value-type="string">
            <text:p>cuticular protein RR-2 family 82 [Source:VB Community Annotation]</text:p>
          </table:table-cell>
          <table:table-cell table:style-name="ce2" office:value-type="string" calcext:value-type="string">
            <text:p>Chitin_bind_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10096</text:p>
          </table:table-cell>
          <table:table-cell table:style-name="ce2" office:value-type="string" calcext:value-type="string">
            <text:p>3R</text:p>
          </table:table-cell>
          <table:table-cell table:style-name="ce2" office:value-type="float" office:value="49020458" calcext:value-type="float">
            <text:p>49020458</text:p>
          </table:table-cell>
          <table:table-cell table:style-name="ce2" office:value-type="float" office:value="49107506" calcext:value-type="float">
            <text:p>49107506</text:p>
          </table:table-cell>
          <table:table-cell table:style-name="ce2" office:value-type="float" office:value="49111119" calcext:value-type="float">
            <text:p>49111119</text:p>
          </table:table-cell>
          <table:table-cell table:style-name="ce2" office:value-type="float" office:value="0.027958562636032" calcext:value-type="float">
            <text:p>0.027958562636032</text:p>
          </table:table-cell>
          <table:table-cell table:style-name="ce2" office:value-type="float" office:value="0.0000123907662802486" calcext:value-type="float">
            <text:p>1.23907662802486E-05</text:p>
          </table:table-cell>
          <table:table-cell table:style-name="ce2" office:value-type="float" office:value="0.00464605327911703" calcext:value-type="float">
            <text:p>0.00464605327911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Glyco_transf_9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AGAP000801</text:p>
          </table:table-cell>
          <table:table-cell office:value-type="string" calcext:value-type="string">
            <text:p>X</text:p>
          </table:table-cell>
          <table:table-cell office:value-type="float" office:value="14678461" calcext:value-type="float">
            <text:p>14678461</text:p>
          </table:table-cell>
          <table:table-cell office:value-type="float" office:value="14618213" calcext:value-type="float">
            <text:p>14618213</text:p>
          </table:table-cell>
          <table:table-cell office:value-type="float" office:value="14733582" calcext:value-type="float">
            <text:p>14733582</text:p>
          </table:table-cell>
          <table:table-cell office:value-type="float" office:value="0.0690439390316299" calcext:value-type="float">
            <text:p>0.06904393903163</text:p>
          </table:table-cell>
          <table:table-cell office:value-type="float" office:value="0.0000000000712545989383946" calcext:value-type="float">
            <text:p>7.12545989383946E-11</text:p>
          </table:table-cell>
          <table:table-cell office:value-type="float" office:value="0.0297720641863399" calcext:value-type="float">
            <text:p>0.02977206418634</text:p>
          </table:table-cell>
          <table:table-cell office:value-type="string" calcext:value-type="string">
            <text:p>GLURIIb</text:p>
          </table:table-cell>
          <table:table-cell office:value-type="string" calcext:value-type="string">
            <text:p>ionotropic receptor GLURIIb [Source:VB Community Annotation]</text:p>
          </table:table-cell>
          <table:table-cell office:value-type="string" calcext:value-type="string">
            <text:p>ANF_receptor,ANF_receptor,Lig_chan-Glu_bd,Lig_chan-Glu_bd,Lig_chan,Lig_ch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3</text:p>
          </table:table-cell>
          <table:table-cell office:value-type="string" calcext:value-type="string">
            <text:p>X</text:p>
          </table:table-cell>
          <table:table-cell office:value-type="float" office:value="14707911" calcext:value-type="float">
            <text:p>14707911</text:p>
          </table:table-cell>
          <table:table-cell office:value-type="float" office:value="14738910" calcext:value-type="float">
            <text:p>14738910</text:p>
          </table:table-cell>
          <table:table-cell office:value-type="float" office:value="14744472" calcext:value-type="float">
            <text:p>14744472</text:p>
          </table:table-cell>
          <table:table-cell office:value-type="float" office:value="0.0600264403217333" calcext:value-type="float">
            <text:p>0.060026440321733</text:p>
          </table:table-cell>
          <table:table-cell office:value-type="float" office:value="0.0000000609647652873454" calcext:value-type="float">
            <text:p>6.09647652873454E-08</text:p>
          </table:table-cell>
          <table:table-cell office:value-type="float" office:value="0.0352964561454537" calcext:value-type="float">
            <text:p>0.035296456145454</text:p>
          </table:table-cell>
          <table:table-cell office:value-type="string" calcext:value-type="string">
            <text:p>GLURIIa</text:p>
          </table:table-cell>
          <table:table-cell office:value-type="string" calcext:value-type="string">
            <text:p>ionotropic receptor GLURIIa [Source:VB Community Annotation]</text:p>
          </table:table-cell>
          <table:table-cell office:value-type="string" calcext:value-type="string">
            <text:p>ANF_receptor,Lig_chan-Glu_bd,Lig_ch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4</text:p>
          </table:table-cell>
          <table:table-cell office:value-type="string" calcext:value-type="string">
            <text:p>X</text:p>
          </table:table-cell>
          <table:table-cell office:value-type="float" office:value="14707911" calcext:value-type="float">
            <text:p>14707911</text:p>
          </table:table-cell>
          <table:table-cell office:value-type="float" office:value="14745061" calcext:value-type="float">
            <text:p>14745061</text:p>
          </table:table-cell>
          <table:table-cell office:value-type="float" office:value="14749716" calcext:value-type="float">
            <text:p>14749716</text:p>
          </table:table-cell>
          <table:table-cell office:value-type="float" office:value="0.0600264403217333" calcext:value-type="float">
            <text:p>0.060026440321733</text:p>
          </table:table-cell>
          <table:table-cell office:value-type="float" office:value="0.0000000609647652873454" calcext:value-type="float">
            <text:p>6.09647652873454E-08</text:p>
          </table:table-cell>
          <table:table-cell office:value-type="float" office:value="0.0352964561454537" calcext:value-type="float">
            <text:p>0.035296456145454</text:p>
          </table:table-cell>
          <table:table-cell office:value-type="string" calcext:value-type="string">
            <text:p>GPXH2</text:p>
          </table:table-cell>
          <table:table-cell office:value-type="string" calcext:value-type="string">
            <text:p>glutathione peroxidase 2 [Source:VB Community Annotation]</text:p>
          </table:table-cell>
          <table:table-cell office:value-type="string" calcext:value-type="string">
            <text:p>GSHP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5</text:p>
          </table:table-cell>
          <table:table-cell office:value-type="string" calcext:value-type="string">
            <text:p>X</text:p>
          </table:table-cell>
          <table:table-cell office:value-type="float" office:value="14753965" calcext:value-type="float">
            <text:p>14753965</text:p>
          </table:table-cell>
          <table:table-cell office:value-type="float" office:value="14756843" calcext:value-type="float">
            <text:p>14756843</text:p>
          </table:table-cell>
          <table:table-cell office:value-type="float" office:value="14758303" calcext:value-type="float">
            <text:p>14758303</text:p>
          </table:table-cell>
          <table:table-cell office:value-type="float" office:value="0.0663637374618263" calcext:value-type="float">
            <text:p>0.066363737461826</text:p>
          </table:table-cell>
          <table:table-cell office:value-type="float" office:value="0.000000000571353930518089" calcext:value-type="float">
            <text:p>5.71353930518089E-10</text:p>
          </table:table-cell>
          <table:table-cell office:value-type="float" office:value="0.0345920784710561" calcext:value-type="float">
            <text:p>0.034592078471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TB/POZ domain-containing protein KCTD16 [Source:VB Community Annotation]</text:p>
          </table:table-cell>
          <table:table-cell office:value-type="string" calcext:value-type="string">
            <text:p>BTB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6</text:p>
          </table:table-cell>
          <table:table-cell office:value-type="string" calcext:value-type="string">
            <text:p>X</text:p>
          </table:table-cell>
          <table:table-cell office:value-type="float" office:value="14753965" calcext:value-type="float">
            <text:p>14753965</text:p>
          </table:table-cell>
          <table:table-cell office:value-type="float" office:value="14770308" calcext:value-type="float">
            <text:p>14770308</text:p>
          </table:table-cell>
          <table:table-cell office:value-type="float" office:value="14771754" calcext:value-type="float">
            <text:p>14771754</text:p>
          </table:table-cell>
          <table:table-cell office:value-type="float" office:value="0.0663637374618263" calcext:value-type="float">
            <text:p>0.066363737461826</text:p>
          </table:table-cell>
          <table:table-cell office:value-type="float" office:value="0.000000000571353930518089" calcext:value-type="float">
            <text:p>5.71353930518089E-10</text:p>
          </table:table-cell>
          <table:table-cell office:value-type="float" office:value="0.0345920784710561" calcext:value-type="float">
            <text:p>0.034592078471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giopoietin-like 1 [Source:VB Community Annotation]</text:p>
          </table:table-cell>
          <table:table-cell office:value-type="string" calcext:value-type="string">
            <text:p>Fibrinogen_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7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03452" calcext:value-type="float">
            <text:p>14803452</text:p>
          </table:table-cell>
          <table:table-cell office:value-type="float" office:value="14825980" calcext:value-type="float">
            <text:p>14825980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7636690316915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lix-loop-helix transcription factor [Source:VB Community Annotation]</text:p>
          </table:table-cell>
          <table:table-cell office:value-type="string" calcext:value-type="string">
            <text:p>MITF_TFEB_C_3_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8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28247" calcext:value-type="float">
            <text:p>14828247</text:p>
          </table:table-cell>
          <table:table-cell office:value-type="float" office:value="14830147" calcext:value-type="float">
            <text:p>14830147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7636690316915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NA damage-regulated autophagy modulator protein 2 [Source:VB Community Annotation]</text:p>
          </table:table-cell>
          <table:table-cell office:value-type="string" calcext:value-type="string">
            <text:p>Frag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9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38271" calcext:value-type="float">
            <text:p>14838271</text:p>
          </table:table-cell>
          <table:table-cell office:value-type="float" office:value="14839995" calcext:value-type="float">
            <text:p>14839995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7636690316915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teasome 26S non-ATPase subunit 10 [Source:VB Community Annotation]</text:p>
          </table:table-cell>
          <table:table-cell office:value-type="string" calcext:value-type="string">
            <text:p>Ank_2,Ank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0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41697" calcext:value-type="float">
            <text:p>14841697</text:p>
          </table:table-cell>
          <table:table-cell office:value-type="float" office:value="14871886" calcext:value-type="float">
            <text:p>14871886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7636690316915E-06</text:p>
          </table:table-cell>
          <table:table-cell office:value-type="float" office:value="0.0365507801665769" calcext:value-type="float">
            <text:p>0.03655078016657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k_2,Ank_2,LRR_8,LRR_4,Roc,COR,Pkin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0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841697" calcext:value-type="float">
            <text:p>14841697</text:p>
          </table:table-cell>
          <table:table-cell office:value-type="float" office:value="14871886" calcext:value-type="float">
            <text:p>14871886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6928476474927E-18</text:p>
          </table:table-cell>
          <table:table-cell office:value-type="float" office:value="0.0564988685874384" calcext:value-type="float">
            <text:p>0.05649886858743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k_2,Ank_2,LRR_8,LRR_4,Roc,COR,Pkin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2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888685" calcext:value-type="float">
            <text:p>14888685</text:p>
          </table:table-cell>
          <table:table-cell office:value-type="float" office:value="14897448" calcext:value-type="float">
            <text:p>14897448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6928476474927E-18</text:p>
          </table:table-cell>
          <table:table-cell office:value-type="float" office:value="0.0564988685874384" calcext:value-type="float">
            <text:p>0.056498868587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cium binding protein [Source:VB Community Annotation]</text:p>
          </table:table-cell>
          <table:table-cell office:value-type="string" calcext:value-type="string">
            <text:p>Mo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3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912127" calcext:value-type="float">
            <text:p>14912127</text:p>
          </table:table-cell>
          <table:table-cell office:value-type="float" office:value="14913229" calcext:value-type="float">
            <text:p>14913229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6928476474927E-18</text:p>
          </table:table-cell>
          <table:table-cell office:value-type="float" office:value="0.0564988685874384" calcext:value-type="float">
            <text:p>0.056498868587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ataxin homolog, mitochondrial [Source:VB Community Annotation]</text:p>
          </table:table-cell>
          <table:table-cell office:value-type="string" calcext:value-type="string">
            <text:p>Frataxin_Cyay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differentiation_output_post.PBStop_genes'.A1:'differentiation_output_post.PBStop_genes'.K4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8:01:08.38638413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8:15:09.657870398</dc:date>
    <dc:creator>Xavi Grau</dc:creator>
    <meta:editing-duration>PT16M34S</meta:editing-duration>
    <meta:editing-cycles>2</meta:editing-cycles>
    <meta:generator>LibreOffice/6.0.7.3$Linux_X86_64 LibreOffice_project/00m0$Build-3</meta:generator>
    <meta:document-statistic meta:table-count="1" meta:cell-count="451" meta:object-count="0"/>
  </office:meta>
</office:document-meta>
</file>